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8"/>
        <table:table-row table:style-name="ro1">
          <table:table-cell table:style-name="ce1" office:value-type="string">
            <text:p>Problem</text:p>
          </table:table-cell>
          <table:table-cell table:style-name="ce3" office:value-type="string">
            <text:p>N</text:p>
          </table:table-cell>
          <table:table-cell table:style-name="ce5" office:value-type="string">
            <text:p>SGA</text:p>
          </table:table-cell>
          <table:table-cell table:style-name="ce5" office:value-type="string">
            <text:p>QIGA-1</text:p>
          </table:table-cell>
          <table:table-cell table:style-name="ce5" office:value-type="string">
            <text:p>QIGA-1 tuned</text:p>
          </table:table-cell>
          <table:table-cell table:style-name="ce5" office:value-type="string">
            <text:p>QIGA-2</text:p>
          </table:table-cell>
        </table:table-row>
        <table:table-row table:style-name="ro2">
          <table:table-cell office:value-type="string">
            <text:p>anomaly-48</text:p>
          </table:table-cell>
          <table:table-cell office:value-type="float" office:value="48">
            <text:p>48</text:p>
          </table:table-cell>
          <table:table-cell table:style-name="ce6" office:value-type="float" office:value="251.4">
            <text:p>251.400</text:p>
          </table:table-cell>
          <table:table-cell table:style-name="ce6" office:value-type="float" office:value="252.55">
            <text:p>252.550</text:p>
          </table:table-cell>
          <table:table-cell table:style-name="ce6" office:value-type="float" office:value="254.65">
            <text:p>254.650</text:p>
          </table:table-cell>
          <table:table-cell table:style-name="ce9" office:value-type="float" office:value="255.25">
            <text:p>255.250</text:p>
          </table:table-cell>
        </table:table-row>
        <table:table-row table:style-name="ro3">
          <table:table-cell office:value-type="string">
            <text:p>sat90</text:p>
          </table:table-cell>
          <table:table-cell office:value-type="float" office:value="90">
            <text:p>90</text:p>
          </table:table-cell>
          <table:table-cell office:value-type="float" office:value="284.9">
            <text:p>284.900</text:p>
          </table:table-cell>
          <table:table-cell office:value-type="float" office:value="289.2">
            <text:p>289.200</text:p>
          </table:table-cell>
          <table:table-cell office:value-type="float" office:value="293.2">
            <text:p>293.200</text:p>
          </table:table-cell>
          <table:table-cell office:value-type="float" office:value="293.7">
            <text:p>293.700</text:p>
          </table:table-cell>
        </table:table-row>
        <table:table-row table:style-name="ro3">
          <table:table-cell office:value-type="string">
            <text:p>knapsack100</text:p>
          </table:table-cell>
          <table:table-cell office:value-type="float" office:value="100">
            <text:p>100</text:p>
          </table:table-cell>
          <table:table-cell office:value-type="float" office:value="577.70952301">
            <text:p>577.710</text:p>
          </table:table-cell>
          <table:table-cell office:value-type="float" office:value="578.812060547">
            <text:p>578.812</text:p>
          </table:table-cell>
          <table:table-cell office:value-type="float" office:value="592.819018555">
            <text:p>592.819</text:p>
          </table:table-cell>
          <table:table-cell office:value-type="float" office:value="596.476342773">
            <text:p>596.476</text:p>
          </table:table-cell>
        </table:table-row>
        <table:table-row table:style-name="ro3">
          <table:table-cell office:value-type="string">
            <text:p>sat100</text:p>
          </table:table-cell>
          <table:table-cell office:value-type="float" office:value="100">
            <text:p>100</text:p>
          </table:table-cell>
          <table:table-cell office:value-type="float" office:value="408.6">
            <text:p>408.600</text:p>
          </table:table-cell>
          <table:table-cell office:value-type="float" office:value="413.6">
            <text:p>413.600</text:p>
          </table:table-cell>
          <table:table-cell office:value-type="float" office:value="418.6">
            <text:p>418.600</text:p>
          </table:table-cell>
          <table:table-cell office:value-type="float" office:value="419.7">
            <text:p>419.700</text:p>
          </table:table-cell>
        </table:table-row>
        <table:table-row table:style-name="ro3">
          <table:table-cell office:value-type="string">
            <text:p>jnh-11</text:p>
          </table:table-cell>
          <table:table-cell office:value-type="float" office:value="100">
            <text:p>100</text:p>
          </table:table-cell>
          <table:table-cell office:value-type="float" office:value="826.15">
            <text:p>826.150</text:p>
          </table:table-cell>
          <table:table-cell office:value-type="float" office:value="831.05">
            <text:p>831.050</text:p>
          </table:table-cell>
          <table:table-cell table:style-name="ce8" office:value-type="float" office:value="839.05">
            <text:p>839.050</text:p>
          </table:table-cell>
          <table:table-cell table:style-name="ce7" office:value-type="float" office:value="836.05">
            <text:p>836.050</text:p>
          </table:table-cell>
        </table:table-row>
        <table:table-row table:style-name="ro3">
          <table:table-cell office:value-type="string">
            <text:p>bejing-125</text:p>
          </table:table-cell>
          <table:table-cell office:value-type="float" office:value="125">
            <text:p>125</text:p>
          </table:table-cell>
          <table:table-cell office:value-type="float" office:value="297.35">
            <text:p>297.350</text:p>
          </table:table-cell>
          <table:table-cell office:value-type="float" office:value="302.1">
            <text:p>302.100</text:p>
          </table:table-cell>
          <table:table-cell office:value-type="float" office:value="305.35">
            <text:p>305.350</text:p>
          </table:table-cell>
          <table:table-cell office:value-type="float" office:value="306.2">
            <text:p>306.200</text:p>
          </table:table-cell>
        </table:table-row>
        <table:table-row table:style-name="ro3">
          <table:table-cell office:value-type="string">
            <text:p>sat225-uuf</text:p>
          </table:table-cell>
          <table:table-cell office:value-type="float" office:value="225">
            <text:p>225</text:p>
          </table:table-cell>
          <table:table-cell office:value-type="float" office:value="886.75">
            <text:p>886.750</text:p>
          </table:table-cell>
          <table:table-cell office:value-type="float" office:value="898.25">
            <text:p>898.250</text:p>
          </table:table-cell>
          <table:table-cell table:style-name="ce8" office:value-type="float" office:value="921.65">
            <text:p>921.650</text:p>
          </table:table-cell>
          <table:table-cell table:style-name="ce7" office:value-type="float" office:value="921.5">
            <text:p>921.500</text:p>
          </table:table-cell>
        </table:table-row>
        <table:table-row table:style-name="ro3">
          <table:table-cell office:value-type="string">
            <text:p>sat250-3</text:p>
          </table:table-cell>
          <table:table-cell office:value-type="float" office:value="250">
            <text:p>250</text:p>
          </table:table-cell>
          <table:table-cell office:value-type="float" office:value="982.95">
            <text:p>982.950</text:p>
          </table:table-cell>
          <table:table-cell office:value-type="float" office:value="994.6">
            <text:p>994.600</text:p>
          </table:table-cell>
          <table:table-cell office:value-type="float" office:value="1019.1">
            <text:p>1019.100</text:p>
          </table:table-cell>
          <table:table-cell office:value-type="float" office:value="1020.6">
            <text:p>1020.600</text:p>
          </table:table-cell>
        </table:table-row>
        <table:table-row table:style-name="ro3">
          <table:table-cell office:value-type="string">
            <text:p>knapsack250</text:p>
          </table:table-cell>
          <table:table-cell office:value-type="float" office:value="250">
            <text:p>250</text:p>
          </table:table-cell>
          <table:table-cell office:value-type="float" office:value="1387.91609979">
            <text:p>1387.916</text:p>
          </table:table-cell>
          <table:table-cell office:value-type="float" office:value="1406.52810059">
            <text:p>1406.528</text:p>
          </table:table-cell>
          <table:table-cell office:value-type="float" office:value="1449.90565186">
            <text:p>1449.906</text:p>
          </table:table-cell>
          <table:table-cell office:value-type="float" office:value="1467.40706787">
            <text:p>1467.407</text:p>
          </table:table-cell>
        </table:table-row>
        <table:table-row table:style-name="ro3">
          <table:table-cell office:value-type="string">
            <text:p>sat250-2</text:p>
          </table:table-cell>
          <table:table-cell office:value-type="float" office:value="250">
            <text:p>250</text:p>
          </table:table-cell>
          <table:table-cell office:value-type="float" office:value="981.45">
            <text:p>981.450</text:p>
          </table:table-cell>
          <table:table-cell office:value-type="float" office:value="995.15">
            <text:p>995.150</text:p>
          </table:table-cell>
          <table:table-cell office:value-type="float" office:value="1021.2">
            <text:p>1021.200</text:p>
          </table:table-cell>
          <table:table-cell office:value-type="float" office:value="1023.1">
            <text:p>1023.100</text:p>
          </table:table-cell>
        </table:table-row>
        <table:table-row table:style-name="ro3">
          <table:table-cell office:value-type="string">
            <text:p>sat250</text:p>
          </table:table-cell>
          <table:table-cell office:value-type="float" office:value="250">
            <text:p>250</text:p>
          </table:table-cell>
          <table:table-cell office:value-type="float" office:value="984.2">
            <text:p>984.200</text:p>
          </table:table-cell>
          <table:table-cell office:value-type="float" office:value="994.3">
            <text:p>994.300</text:p>
          </table:table-cell>
          <table:table-cell table:style-name="ce8" office:value-type="float" office:value="1021.3">
            <text:p>1021.300</text:p>
          </table:table-cell>
          <table:table-cell table:style-name="ce7" office:value-type="float" office:value="1019.7">
            <text:p>1019.700</text:p>
          </table:table-cell>
        </table:table-row>
        <table:table-row table:style-name="ro3">
          <table:table-cell office:value-type="string">
            <text:p>bejing-252</text:p>
          </table:table-cell>
          <table:table-cell office:value-type="float" office:value="252">
            <text:p>252</text:p>
          </table:table-cell>
          <table:table-cell office:value-type="float" office:value="709.85">
            <text:p>709.850</text:p>
          </table:table-cell>
          <table:table-cell office:value-type="float" office:value="731">
            <text:p>731.000</text:p>
          </table:table-cell>
          <table:table-cell office:value-type="float" office:value="724.4">
            <text:p>724.400</text:p>
          </table:table-cell>
          <table:table-cell office:value-type="float" office:value="745.75">
            <text:p>745.750</text:p>
          </table:table-cell>
        </table:table-row>
        <table:table-row table:style-name="ro3">
          <table:table-cell office:value-type="string">
            <text:p>parity-317</text:p>
          </table:table-cell>
          <table:table-cell office:value-type="float" office:value="317">
            <text:p>317</text:p>
          </table:table-cell>
          <table:table-cell office:value-type="float" office:value="1141.65">
            <text:p>1141.650</text:p>
          </table:table-cell>
          <table:table-cell office:value-type="float" office:value="1158.2">
            <text:p>1158.200</text:p>
          </table:table-cell>
          <table:table-cell office:value-type="float" office:value="1179.35">
            <text:p>1179.350</text:p>
          </table:table-cell>
          <table:table-cell office:value-type="float" office:value="1180.75">
            <text:p>1180.750</text:p>
          </table:table-cell>
        </table:table-row>
        <table:table-row table:style-name="ro3">
          <table:table-cell office:value-type="string">
            <text:p>knapsack400</text:p>
          </table:table-cell>
          <table:table-cell office:value-type="float" office:value="400">
            <text:p>400</text:p>
          </table:table-cell>
          <table:table-cell office:value-type="float" office:value="2209.92573767">
            <text:p>2209.926</text:p>
          </table:table-cell>
          <table:table-cell office:value-type="float" office:value="2222.16005859">
            <text:p>2222.160</text:p>
          </table:table-cell>
          <table:table-cell office:value-type="float" office:value="2284.96950684">
            <text:p>2284.970</text:p>
          </table:table-cell>
          <table:table-cell office:value-type="float" office:value="2334.49448242">
            <text:p>2334.494</text:p>
          </table:table-cell>
        </table:table-row>
        <table:table-row table:style-name="ro3">
          <table:table-cell office:value-type="string">
            <text:p>knapsack500</text:p>
          </table:table-cell>
          <table:table-cell office:value-type="float" office:value="500">
            <text:p>500</text:p>
          </table:table-cell>
          <table:table-cell office:value-type="float" office:value="2803.26654475">
            <text:p>2803.267</text:p>
          </table:table-cell>
          <table:table-cell office:value-type="float" office:value="2812.74094238">
            <text:p>2812.741</text:p>
          </table:table-cell>
          <table:table-cell office:value-type="float" office:value="2869.77462158">
            <text:p>2869.775</text:p>
          </table:table-cell>
          <table:table-cell office:value-type="float" office:value="2929.46975098">
            <text:p>2929.470</text:p>
          </table:table-cell>
        </table:table-row>
        <table:table-row table:style-name="ro3">
          <table:table-cell office:value-type="string">
            <text:p>bejing-590</text:p>
          </table:table-cell>
          <table:table-cell office:value-type="float" office:value="590">
            <text:p>590</text:p>
          </table:table-cell>
          <table:table-cell office:value-type="float" office:value="1263.8">
            <text:p>1263.800</text:p>
          </table:table-cell>
          <table:table-cell office:value-type="float" office:value="1343.15">
            <text:p>1343.150</text:p>
          </table:table-cell>
          <table:table-cell office:value-type="float" office:value="1284">
            <text:p>1284.000</text:p>
          </table:table-cell>
          <table:table-cell office:value-type="float" office:value="1353.2">
            <text:p>1353.200</text:p>
          </table:table-cell>
        </table:table-row>
        <table:table-row table:style-name="ro3">
          <table:table-cell office:value-type="string">
            <text:p>lran-600</text:p>
          </table:table-cell>
          <table:table-cell office:value-type="float" office:value="600">
            <text:p>600</text:p>
          </table:table-cell>
          <table:table-cell office:value-type="float" office:value="2310.9">
            <text:p>2310.900</text:p>
          </table:table-cell>
          <table:table-cell office:value-type="float" office:value="2330.35">
            <text:p>2330.350</text:p>
          </table:table-cell>
          <table:table-cell office:value-type="float" office:value="2386.8">
            <text:p>2386.800</text:p>
          </table:table-cell>
          <table:table-cell office:value-type="float" office:value="2398.95">
            <text:p>2398.950</text:p>
          </table:table-cell>
        </table:table-row>
        <table:table-row table:style-name="ro3">
          <table:table-cell office:value-type="string">
            <text:p>bejing-708</text:p>
          </table:table-cell>
          <table:table-cell office:value-type="float" office:value="708">
            <text:p>708</text:p>
          </table:table-cell>
          <table:table-cell office:value-type="float" office:value="1510.65">
            <text:p>1510.650</text:p>
          </table:table-cell>
          <table:table-cell office:value-type="float" office:value="1605.9">
            <text:p>1605.900</text:p>
          </table:table-cell>
          <table:table-cell office:value-type="float" office:value="1523.15">
            <text:p>1523.150</text:p>
          </table:table-cell>
          <table:table-cell office:value-type="float" office:value="1611.55">
            <text:p>1611.550</text:p>
          </table:table-cell>
        </table:table-row>
        <table:table-row table:style-name="ro3">
          <table:table-cell office:value-type="string">
            <text:p>knapsack1000</text:p>
          </table:table-cell>
          <table:table-cell office:value-type="float" office:value="1000">
            <text:p>1000</text:p>
          </table:table-cell>
          <table:table-cell office:value-type="float" office:value="5451.65602422">
            <text:p>5451.656</text:p>
          </table:table-cell>
          <table:table-cell office:value-type="float" office:value="5462.71882324">
            <text:p>5462.719</text:p>
          </table:table-cell>
          <table:table-cell office:value-type="float" office:value="5568.23469238">
            <text:p>5568.235</text:p>
          </table:table-cell>
          <table:table-cell office:value-type="float" office:value="5709.11618652">
            <text:p>5709.116</text:p>
          </table:table-cell>
        </table:table-row>
        <table:table-row table:style-name="ro3">
          <table:table-cell office:value-type="string">
            <text:p>lran-1000</text:p>
          </table:table-cell>
          <table:table-cell office:value-type="float" office:value="1000">
            <text:p>1000</text:p>
          </table:table-cell>
          <table:table-cell office:value-type="float" office:value="3819.65">
            <text:p>3819.650</text:p>
          </table:table-cell>
          <table:table-cell office:value-type="float" office:value="3848.4">
            <text:p>3848.400</text:p>
          </table:table-cell>
          <table:table-cell office:value-type="float" office:value="3918.5">
            <text:p>3918.500</text:p>
          </table:table-cell>
          <table:table-cell office:value-type="float" office:value="3937.3">
            <text:p>3937.300</text:p>
          </table:table-cell>
        </table:table-row>
        <table:table-row table:style-name="ro3" table:number-rows-repeated="11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Sheet1.A2:Sheet1.F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08:05:04</dc:date>
    <dc:creator>R N</dc:creator>
    <meta:generator>LibreOffice/4.0.0.3$Linux_x86 LibreOffice_project/7545bee9c2a0782548772a21bc84a9dcc583b89</meta:generator>
    <meta:editing-duration>P0D</meta:editing-duration>
    <meta:editing-cycles>1</meta:editing-cycles>
    <meta:document-statistic meta:table-count="1" meta:cell-count="126" meta:object-count="0"/>
  </office:meta>
</office:document-meta>
</file>